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F0000003106D3CE7A647BD976.png" manifest:media-type="image/png"/>
  <manifest:file-entry manifest:full-path="Pictures/100000000000077900000029B9A89D40B007CAA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6.5cm" fo:min-width="20.212cm"/>
    </style:style>
    <style:style style:name="gr2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1cm" draw:fill="none" draw:textarea-vertical-align="middl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5cm" fo:min-width="0cm"/>
    </style:style>
    <style:style style:name="gr6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5cm" fo:min-width="2.212cm"/>
    </style:style>
    <style:style style:name="gr8" style:family="graphic" style:parent-style-name="standard" style:list-style-name="L1">
      <style:graphic-properties draw:stroke="none" svg:stroke-color="#000000" draw:fill="none" draw:fill-color="#ffffff" fo:min-height="2.467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712cm" svg:height="6.75cm" svg:x="4.038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1" draw:id="id1" draw:layer="layout" svg:width="2.75cm" svg:height="1.75cm" svg:x="3.738cm" svg:y="6.9cm">
          <draw:text-box>
            <text:p text:style-name="P2">VIM</text:p>
            <text:p text:style-name="P2">mode</text:p>
          </draw:text-box>
        </draw:frame>
        <draw:frame draw:style-name="gr2" draw:text-style-name="P3" xml:id="id2" draw:id="id2" draw:layer="layout" svg:width="2cm" svg:height="1.75cm" svg:x="5.838cm" svg:y="6.8cm">
          <draw:text-box>
            <text:p text:style-name="P2">Git</text:p>
            <text:p text:style-name="P2">Info</text:p>
          </draw:text-box>
        </draw:frame>
        <draw:frame draw:style-name="gr2" draw:text-style-name="P3" xml:id="id3" draw:id="id3" draw:layer="layout" svg:width="2.75cm" svg:height="1.75cm" svg:x="7.211cm" svg:y="6.8cm">
          <draw:text-box>
            <text:p text:style-name="P2">LSP</text:p>
            <text:p text:style-name="P2">Info</text:p>
          </draw:text-box>
        </draw:frame>
        <draw:frame draw:style-name="gr2" draw:text-style-name="P3" xml:id="id4" draw:id="id4" draw:layer="layout" svg:width="3.75cm" svg:height="1.75cm" svg:x="10.961cm" svg:y="6.8cm">
          <draw:text-box>
            <text:p text:style-name="P2">File</text:p>
            <text:p text:style-name="P2">Info</text:p>
          </draw:text-box>
        </draw:frame>
        <draw:frame draw:style-name="gr3" draw:text-style-name="P3" xml:id="id5" draw:id="id5" draw:layer="layout" svg:width="3.5cm" svg:height="1.673cm" svg:x="14.738cm" svg:y="6.8cm">
          <draw:text-box>
            <text:p text:style-name="P2">Position</text:p>
            <text:p text:style-name="P2">Info</text:p>
          </draw:text-box>
        </draw:frame>
        <draw:connector draw:style-name="gr4" draw:text-style-name="P4" draw:layer="layout" draw:line-skew="0.437cm" svg:x1="11.314cm" svg:y1="10.701cm" svg:x2="11.914cm" svg:y2="9.827cm" svg:d="M11314 10701h600v-874" svg:viewBox="0 0 601 875">
          <text:p/>
        </draw:connector>
        <draw:connector draw:style-name="gr4" draw:text-style-name="P4" draw:layer="layout" draw:line-skew="-1.629cm" svg:x1="20.435cm" svg:y1="12.328cm" svg:x2="17.178cm" svg:y2="9.834cm" svg:d="M20435 12328h-3257v-2494" svg:viewBox="0 0 3258 2495">
          <text:p/>
        </draw:connector>
        <draw:connector draw:style-name="gr4" draw:text-style-name="P4" draw:layer="layout" draw:line-skew="1.874cm" svg:x1="11.359cm" svg:y1="12.299cm" svg:x2="15.105cm" svg:y2="9.827cm" svg:d="M11359 12299h3747v-2472h-1" svg:viewBox="0 0 3748 2473">
          <text:p/>
        </draw:connector>
        <draw:connector draw:style-name="gr4" draw:text-style-name="P4" draw:layer="layout" draw:line-skew="1.418cm" svg:x1="11.366cm" svg:y1="11.93cm" svg:x2="14.202cm" svg:y2="9.84cm" svg:d="M11366 11930h2836v-2090" svg:viewBox="0 0 2837 2091">
          <text:p/>
        </draw:connector>
        <draw:connector draw:style-name="gr4" draw:text-style-name="P4" draw:layer="layout" draw:line-skew="1.052cm" svg:x1="11.371cm" svg:y1="11.507cm" svg:x2="13.475cm" svg:y2="9.827cm" svg:d="M11371 11507h2104v-1680" svg:viewBox="0 0 2105 1681">
          <text:p/>
        </draw:connector>
        <draw:connector draw:style-name="gr4" draw:text-style-name="P4" draw:layer="layout" draw:line-skew="0.727cm" svg:x1="11.332cm" svg:y1="11.084cm" svg:x2="12.787cm" svg:y2="9.827cm" svg:d="M11332 11084h1455v-1257" svg:viewBox="0 0 1456 1258">
          <text:p/>
        </draw:connector>
        <draw:custom-shape draw:style-name="gr5" draw:text-style-name="P1" draw:layer="layout" svg:width="0.5cm" svg:height="2cm" svg:x="11.038cm" svg:y="10.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25cm" svg:height="2.5cm" svg:x="7.488cm" svg:y="10.35cm">
          <draw:text-box>
            <text:p text:style-name="P5"><text:span text:style-name="T1">Line Ending</text:span></text:p>
            <text:p text:style-name="P5"><text:span text:style-name="T1">File Name</text:span></text:p>
            <text:p text:style-name="P5"><text:span text:style-name="T1">File Type</text:span></text:p>
            <text:p text:style-name="P5"><text:span text:style-name="T1">File Size</text:span></text:p>
            <text:p text:style-name="P5"><text:span text:style-name="T1">Character Encoding</text:span></text:p>
          </draw:text-box>
        </draw:frame>
        <draw:connector draw:style-name="gr4" draw:text-style-name="P4" draw:layer="layout" draw:line-skew="-1.861cm" svg:x1="20.011cm" svg:y1="12.746cm" svg:x2="16.29cm" svg:y2="9.834cm" svg:d="M20011 12746h-3721v-2912" svg:viewBox="0 0 3722 2913">
          <text:p/>
        </draw:connector>
        <draw:connector draw:style-name="gr4" draw:text-style-name="P4" draw:layer="layout" draw:line-skew="-0.67cm" svg:x1="20.803cm" svg:y1="10.697cm" svg:x2="19.463cm" svg:y2="9.834cm" svg:d="M20803 10697h-1340v-863" svg:viewBox="0 0 1341 864">
          <text:p/>
        </draw:connector>
        <draw:connector draw:style-name="gr4" draw:text-style-name="P4" draw:layer="layout" draw:line-skew="-1.501cm" svg:x1="20.674cm" svg:y1="11.919cm" svg:x2="17.672cm" svg:y2="9.834cm" svg:d="M20674 11919h-3002v-2085" svg:viewBox="0 0 3003 2086">
          <text:p/>
        </draw:connector>
        <draw:connector draw:style-name="gr4" draw:text-style-name="P4" draw:layer="layout" draw:line-skew="-1.207cm" svg:x1="21.003cm" svg:y1="11.505cm" svg:x2="18.59cm" svg:y2="9.834cm" svg:d="M21003 11505h-2413v-1671" svg:viewBox="0 0 2414 1672">
          <text:p/>
        </draw:connector>
        <draw:connector draw:style-name="gr4" draw:text-style-name="P4" draw:layer="layout" draw:line-skew="-1.037cm" svg:x1="21.264cm" svg:y1="11.097cm" svg:x2="19.191cm" svg:y2="9.838cm" svg:d="M21264 11097h-2073v-1259" svg:viewBox="0 0 2074 1260">
          <text:p/>
        </draw:connector>
        <draw:custom-shape draw:style-name="gr7" draw:text-style-name="P1" draw:layer="layout" svg:width="2.712cm" svg:height="2.75cm" svg:x="19.788cm" svg:y="10.2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5cm" svg:height="2.717cm" svg:x="19.588cm" svg:y="10.35cm">
          <draw:text-box>
            <text:p text:style-name="P7"><text:span text:style-name="T1">Tab mode</text:span></text:p>
            <text:p text:style-name="P7"><text:span text:style-name="T1">Number of Columns in Line</text:span></text:p>
            <text:p text:style-name="P7"><text:span text:style-name="T1">Current Column Number</text:span></text:p>
            <text:p text:style-name="P7"><text:span text:style-name="T1">Total Number of Lines</text:span></text:p>
            <text:p text:style-name="P7"><text:span text:style-name="T1">Current Line Number</text:span></text:p>
            <text:p text:style-name="P8"><text:span text:style-name="T1">% Down File</text:span></text:p>
          </draw:text-box>
        </draw:frame>
        <draw:connector draw:style-name="gr4" draw:text-style-name="P4" draw:layer="layout" draw:line-skew="-0.02cm" svg:x1="5.113cm" svg:y1="8.65cm" svg:x2="4.864cm" svg:y2="9.389cm" draw:start-shape="id1" draw:start-glue-point="2" svg:d="M5113 8650v600h-249v139" svg:viewBox="0 0 250 740">
          <text:p/>
        </draw:connector>
        <draw:connector draw:style-name="gr4" draw:text-style-name="P4" draw:layer="layout" draw:line-skew="-0.18cm" svg:x1="6.838cm" svg:y1="8.55cm" svg:x2="6.531cm" svg:y2="9.31cm" draw:start-shape="id2" draw:start-glue-point="2" svg:d="M6838 8550v450h-307v310" svg:viewBox="0 0 308 761">
          <text:p/>
        </draw:connector>
        <draw:connector draw:style-name="gr4" draw:text-style-name="P4" draw:layer="layout" svg:x1="8.586cm" svg:y1="8.55cm" svg:x2="8.588cm" svg:y2="9.4cm" draw:start-shape="id3" draw:start-glue-point="2" svg:d="M8586 8550v675h2v175" svg:viewBox="0 0 3 851">
          <text:p/>
        </draw:connector>
        <draw:connector draw:style-name="gr4" draw:text-style-name="P4" draw:layer="layout" svg:x1="12.836cm" svg:y1="8.55cm" svg:x2="12.838cm" svg:y2="9.4cm" draw:start-shape="id4" draw:start-glue-point="2" svg:d="M12836 8550v675h2v175" svg:viewBox="0 0 3 851">
          <text:p/>
        </draw:connector>
        <draw:connector draw:style-name="gr4" draw:text-style-name="P4" draw:layer="layout" svg:x1="16.488cm" svg:y1="8.473cm" svg:x2="16.486cm" svg:y2="9.4cm" draw:start-shape="id5" draw:start-glue-point="2" svg:d="M16488 8473v714h-2v213" svg:viewBox="0 0 3 928">
          <text:p/>
        </draw:connector>
        <draw:frame draw:style-name="gr9" draw:text-style-name="P2" draw:layer="layout" svg:width="15.75cm" svg:height="0.339cm" svg:x="4.12cm" svg:y="9.449cm">
          <draw:image xlink:href="Pictures/100000000000077900000029B9A89D40B007CAAD.png" xlink:type="simple" xlink:show="embed" xlink:actuate="onLoad" draw:mime-type="image/png">
            <text:p/>
          </draw:image>
        </draw:frame>
        <draw:frame draw:style-name="gr9" draw:text-style-name="P2" draw:layer="layout" svg:width="5.846cm" svg:height="0.512cm" svg:x="18.154cm" svg:y="8.488cm">
          <draw:image xlink:href="Pictures/100000000000022F0000003106D3CE7A647BD97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30T14:07:55.673719366</meta:creation-date>
    <dc:date>2021-05-29T15:51:55.475567492</dc:date>
    <meta:editing-duration>PT30M26S</meta:editing-duration>
    <meta:editing-cycles>7</meta:editing-cycles>
    <meta:generator>LibreOffice/7.1.0.3$Linux_X86_64 LibreOffice_project/f6099ecf3d29644b5008cc8f48f42f4a40986e4c</meta:generator>
    <meta:document-statistic meta:object-count="28"/>
  </office:meta>
</office:document-meta>
</file>